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<text:bookmark-start text:name="nick-mazurkin"/>Nick Mazurkin<text:bookmark-end text:name="nick-mazurkin"/></text:h>
      <text:h text:style-name="Heading_20_2" text:outline-level="2"><text:bookmark-start text:name="software-engineer-team-lead-staff-engineer"/>Software Engineer, Team Lead, Staff Engineer<text:bookmark-end text:name="software-engineer-team-lead-staff-engineer"/></text:h>
      <text:p text:style-name="First_20_paragraph"><text:span text:style-name="T1">New York City, USA</text:span></text:p>
      <text:p text:style-name="Text_20_body"><text:span text:style-name="T1">Java</text:span> · <text:span text:style-name="T1">Python</text:span> · <text:span text:style-name="T1">Web</text:span> · <text:span text:style-name="T1">DB</text:span> · <text:span text:style-name="T1">No-SQL</text:span> · <text:span text:style-name="T1">Linux</text:span> · <text:span text:style-name="T1">ML</text:span> · <text:span text:style-name="T1">AI</text:span> · <text:span text:style-name="T1">Cloud</text:span></text:p>
      <text:p text:style-name="Text_20_body"><text:a xlink:type="simple" xlink:href="mailto:career@mazurk.in" office:name=""><text:span text:style-name="Definition">career@mazurk.in</text:span></text:a> · <text:a xlink:type="simple" xlink:href="https://mazurk.in/#resume" office:name=""><text:span text:style-name="Definition">https://mazurk.in</text:span></text:a> · <text:a xlink:type="simple" xlink:href="https://www.linkedin.com/in/mazurkin/" office:name=""><text:span text:style-name="Definition">LinkedIn</text:span></text:a> · <text:a xlink:type="simple" xlink:href="https://github.com/mazurkin/" office:name=""><text:span text:style-name="Definition">GitHub</text:span></text:a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director-of-data-science-and-engineering-2020---now"/>Director of Data Science and Engineering (2020 - now)<text:bookmark-end text:name="director-of-data-science-and-engineering-2020---now"/></text:h>
      <text:p text:style-name="First_20_paragraph">A team leader for the team (DSE) of 6 data-scientists and 3 Java/Python engineers working in 5 different time-zones, responsible for planning, performance tracking, coordination and agile management.</text:p>
      <text:list text:style-name="L1">
        <text:list-item>
          <text:p text:style-name="P1">as a team-leader has successfully delivered 3 new internal services and 5 new ML models</text:p>
        </text:list-item>
        <text:list-item>
          <text:p text:style-name="P1">successfully finished 20 quarterly plans both in research and development</text:p>
        </text:list-item>
        <text:list-item>
          <text:p text:style-name="P1">conducted migration of the internal DSE infrastructure into the new data-center</text:p>
        </text:list-item>
      </text:list>
      <text:h text:style-name="Heading_20_3" text:outline-level="3"><text:bookmark-start text:name="senior-software-java-python-ml-engineer-2017---now"/>Senior Software Java, Python, ML Engineer (2017 - now)<text:bookmark-end text:name="senior-software-java-python-ml-engineer-2017---now"/></text:h>
      <text:p text:style-name="First_20_paragraph">A skilled and experienced Java and Python individual contributor with knowledge of ML, Linux and Web technologies</text:p>
      <text:list text:style-name="L2">
        <text:list-item>
          <text:p text:style-name="P2">designed and implemented asynchronous web crawler/fetcher for <text:span text:style-name="Source_Text">/ads.txt</text:span> and <text:span text:style-name="Source_Text">/app-ads.txt</text:span> web resources (~500K domains daily)</text:p>
        </text:list-item>
        <text:list-item>
          <text:p text:style-name="P2">implemented a scoring model for the effective throttling proxy processing the incoming supply, which smartly selects only 20% of the most profitable incoming RTB requests</text:p>
        </text:list-item>
        <text:list-item>
          <text:p text:style-name="P2">designed and implemented the DMP platform based on asynchronous Java, gRPC, Cassandra and Redis (10 billion entities, p99=10ms, p50=1ms)</text:p>
        </text:list-item>
        <text:list-item>
          <text:p text:style-name="P2">designed and implemented standalone service for domain attribution (gRPC, REST)</text:p>
        </text:list-item>
        <text:list-item>
          <text:p text:style-name="P2">designed and implemented supply prediction system for RTB traffic (24M documents a day, Lucene, ML/CatBoost)</text:p>
        </text:list-item>
        <text:list-item>
          <text:p text:style-name="P2">designed and implemented a client-side balancing library based on JSQ algorithm and circuit-breakers which significantly decreased client-server communication latency</text:p>
        </text:list-item>
        <text:list-item>
          <text:p text:style-name="P2">containerized and deployed cluster of DoubleVerify service instances with 300k QPS in peak with custom client-side balancing, designed and implemented low-latency custom client-to-cluster connection HTTP/REST library</text:p>
        </text:list-item>
        <text:list-item>
          <text:p text:style-name="P2">designed and implemented dockerized test infrastructure for custom configuration of Redis and Cassanda similar to TestContainers</text:p>
        </text:list-item>
        <text:list-item>
          <text:p text:style-name="P2">designed and implemented the hierarchy of docker images for the Python, Java and Jupyter projects</text:p>
        </text:list-item>
        <text:list-item>
          <text:p text:style-name="P2">designed and implemented audience builder for 15 audiences (luigi, Hive, ETL)</text:p>
        </text:list-item>
        <text:list-item>
          <text:p text:style-name="P2">3rd line technical on-call support duty rotation</text:p>
        </text:list-item>
        <text:list-item>
          <text:p text:style-name="P2">implemented many RTB (real-time bidding) features in the application stack: improvements, new features, deploying, fixes, monitoring (Java, Netty, Linux)</text:p>
        </text:list-item>
        <text:list-item>
          <text:p text:style-name="P2">implemented an engine for the reports and internal reports themselves (python, hive, impala, jyputer)</text:p>
        </text:list-item>
        <text:list-item>
          <text:p text:style-name="P2">supported OpenRTB stack written in Java, various functions, handlers, filters, features, fixes</text:p>
        </text:list-item>
        <text:list-item>
          <text:p text:style-name="P2">implemented a lot of ETL jobs in Python (luigi, docker, Hive, Presto)</text:p>
        </text:list-item>
        <text:list-item>
          <text:p text:style-name="P2">production classifiers (machine learning, java, jpmml, python, sklearn, jupyter) for video-completion rate, look-alike audiences</text:p>
        </text:list-item>
        <text:list-item>
          <text:p text:style-name="P2">implemented a model to predict quality of NPI attribution</text:p>
        </text:list-item>
        <text:list-item>
          <text:p text:style-name="P2">implemented a model to predict quality of ICD10 attribution based on obfuscated and aggregated clean-room prescription data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--feb-2017"/>Senior Software Java Engineer, AVP (Jun 2016 - Feb 2017)<text:bookmark-end text:name="senior-software-java-engineer-avp-jun-2016---feb-2017"/></text:h>
      <text:p text:style-name="First_20_paragraph">Java · Linux · Spring Framework · Angular · Solace · KDB</text:p>
      <text:list text:style-name="L3">
        <text:list-item>
          <text:p text:style-name="P3">implemented several new performance improvements to dbCAP project (near-real-time messaging on Solace System message broker, KDB+, java)</text:p>
        </text:list-item>
        <text:list-item>
          <text:p text:style-name="P3">implemented the test suite for the legacy projects (process control, runtime log analyzers, TeamCity, environment settings)</text:p>
        </text:list-item>
        <text:list-item>
          <text:p text:style-name="P3">improved the internal messaging framework based on Solace Systems message broker (up to 160000 msg/sec stored on disk reliably), performance metering and improvements)</text:p>
        </text:list-item>
        <text:list-item>
          <text:p text:style-name="P3">designed and implemented some the multi-threaded and garbage-less algorithms and structures (Java) for message acknowledgement in complex environments.</text:p>
        </text:list-item>
        <text:list-item>
          <text:p text:style-name="P3">implemented modern front-end build toolchain (Angular 2, NPM, RxJs, TypeScript, TSLint, System.js, Rollup, jQuery, Bootstrap) has been set up for control web dashboard project. New UI features were implemented.</text:p>
        </text:list-item>
      </text:list>
      <text:h text:style-name="Heading_20_1" text:outline-level="1"><text:bookmark-start text:name="more"/>More<text:bookmark-end text:name="more"/></text:h>
      <text:p text:style-name="First_20_paragraph">The latest and full information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4-08-07T14:49:05Z</meta:creation-date>
    <dc:date>2024-08-07T14:49:05Z</dc:date>
    <meta:user-defined meta:name="pagetitle" meta:value-type="string">Nick Mazurkin – resume</meta:user-defined>
  </office:meta>
</office:document-meta>
</file>